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, 'Bitstream Charter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5">
      <style:paragraph-properties fo:line-height="150%" fo:text-align="justify" style:justify-single-word="false"/>
      <style:text-properties officeooo:paragraph-rsid="0009ec24"/>
    </style:style>
    <style:style style:name="P2" style:family="paragraph" style:parent-style-name="Heading_20_5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end" style:justify-single-word="false" fo:orphans="2" fo:widows="2" fo:text-indent="0cm" style:auto-text-indent="false" fo:background-color="#ffffff" fo:padding="0cm" fo:border="none"/>
      <style:text-properties officeooo:paragraph-rsid="0009ec24"/>
    </style:style>
    <style:style style:name="P3" style:family="paragraph" style:parent-style-name="Heading_20_5">
      <style:paragraph-properties fo:line-height="150%" fo:text-align="center" style:justify-single-word="false"/>
      <style:text-properties fo:font-size="15pt" fo:font-weight="bold" officeooo:rsid="0009ec24" officeooo:paragraph-rsid="0009ec24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000000" loext:opacity="100%" style:font-name="Georgia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Georgia" fo:letter-spacing="normal" fo:font-style="normal" fo:font-weight="normal" style:font-style-asian="italic" style:font-style-complex="italic"/>
    </style:style>
    <style:style style:name="T3" style:family="text">
      <style:text-properties fo:font-variant="normal" fo:text-transform="none" fo:color="#000000" loext:opacity="100%" style:font-name="Georgia" fo:letter-spacing="normal" fo:font-style="normal" style:font-style-asian="italic" style:font-style-complex="italic"/>
    </style:style>
    <style:style style:name="T4" style:family="text">
      <style:text-properties fo:font-variant="normal" fo:text-transform="none" fo:color="#000000" loext:opacity="100%" style:font-name="Georgia" fo:letter-spacing="normal" fo:font-style="italic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000000" loext:opacity="100%" style:font-name="Georgia" fo:font-size="12pt" fo:letter-spacing="normal" fo:font-style="normal" fo:font-weight="normal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000000" loext:opacity="100%" style:font-name="Georgia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Georgia" fo:font-size="12pt" fo:letter-spacing="normal" fo:font-style="italic" fo:font-weight="normal" fo:background-color="transparent" loext:char-shading-value="0" style:font-size-asian="12pt" style:font-size-complex="1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><text:span text:style-name="T3">Idéologie et langage</text:span></text:h>
      <text:h text:style-name="P1" text:outline-level="5"><text:span text:style-name="T2"/></text:h>
      <text:h text:style-name="P1" text:outline-level="5"><text:span text:style-name="T5">« Le nazisme s’insinua dans la chair et le sang du grand nombre à travers des expressions isolées, des tournures, des formes syntaxiques qui s’imposaient à des millions d’exemplaires et qui furent adoptées de façon mécanique et inconsciente. On a coutume de prendre ce distique de Schiller, qui parle de </text:span><text:span text:style-name="Emphasis"><text:span text:style-name="T7">la langue cultivée qui poétise et pense à ta place</text:span></text:span><text:span text:style-name="T5">, dans un sens purement esthétique et, pour ainsi dire, anodin. Un vers réussi, dans une </text:span><text:span text:style-name="Emphasis"><text:span text:style-name="T7">langue cultivée</text:span></text:span><text:span text:style-name="T5">, ne prouve en rien la force poétique de celui qui l’a trouvé; il n’est pas si difficile, dans une langue éminemment cultivée, de se donner l’air d’un poète et d’un penseur.<text:line-break/>Mais la langue ne se contente pas de poétiser et de penser à ma place, elle dirige aussi mes sentiments, elle régit tout mon être moral d’autant plus naturellement que je m’en remets inconsciemment à elle. Et qu’arrive-t-il si cette langue cultivée est constituée d’éléments toxiques ou si l’on en a fait le vecteur de substances toxiques ? Les mots peuvent être comme de minuscules doses d’arsenic : on les avale sans y prendre garde, elles semblent ne faire aucun effet, et voilà qu’après quelque temps l’effet toxique se fait sentir. Si quelqu’un, au lieu d’</text:span><text:span text:style-name="Emphasis"><text:span text:style-name="T7">héroïque et vertueux</text:span></text:span><text:span text:style-name="T5">, dit pendant assez longtemps </text:span><text:span text:style-name="Emphasis"><text:span text:style-name="T7">fanatique</text:span></text:span><text:span text:style-name="T5">, il finira par croire vraiment qu’un fanatique est un héros vertueux et que, sans fanatisme, on ne peut pas être un héros. Les vocables </text:span><text:span text:style-name="Emphasis"><text:span text:style-name="T7">fanatique </text:span></text:span><text:span text:style-name="T5">et fanatisme n’ont pas été inventés par le Troisième Reich, il n’a fait qu’en modifier la valeur et les a employés plus fréquemment en un jour que d’autres époques en des années. »</text:span></text:h>
      <text:h text:style-name="P2" text:outline-level="5"><text:span text:style-name="T6">Victor Klemperer, </text:span><text:span text:style-name="Emphasis"><text:span text:style-name="T7">LTI, La langue du IIIème Reich.</text:span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orgia" svg:font-family="Georgia, 'Bitstream Charter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9T21:21:36.322000000</meta:creation-date>
    <dc:title>Page vierge</dc:title>
    <meta:generator>LibreOffice/7.2.5.2$Windows_X86_64 LibreOffice_project/499f9727c189e6ef3471021d6132d4c694f357e5</meta:generator>
    <meta:editing-duration>PT3M30S</meta:editing-duration>
    <meta:editing-cycles>3</meta:editing-cycles>
    <dc:date>2023-05-29T21:25:07.036000000</dc:date>
    <meta:document-statistic meta:table-count="0" meta:image-count="0" meta:object-count="0" meta:page-count="1" meta:paragraph-count="3" meta:word-count="280" meta:character-count="1648" meta:non-whitespace-character-count="1371"/>
    <meta:template xlink:type="simple" xlink:actuate="onRequest" xlink:title="Page vierge" xlink:href="../../../../../../AppData/Roaming/LibreOffice/4/user/template/Page%20vierge1.ott" meta:date="2023-05-29T21:21:36.065000000"/>
  </office:meta>
</office:document-meta>
</file>